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d3c6a" officeooo:paragraph-rsid="001d3c6a"/>
    </style:style>
    <style:style style:name="P2" style:family="paragraph" style:parent-style-name="Standard">
      <style:text-properties officeooo:rsid="001f1461" officeooo:paragraph-rsid="001f1461"/>
    </style:style>
    <style:style style:name="P3" style:family="paragraph" style:parent-style-name="Standard">
      <style:text-properties officeooo:rsid="0020b7a3" officeooo:paragraph-rsid="0020b7a3"/>
    </style:style>
    <style:style style:name="P4" style:family="paragraph" style:parent-style-name="Text_20_body">
      <style:text-properties officeooo:rsid="0020b7a3" officeooo:paragraph-rsid="0020b7a3"/>
    </style:style>
    <style:style style:name="P5" style:family="paragraph" style:parent-style-name="Text_20_body">
      <style:text-properties officeooo:rsid="0021ce80" officeooo:paragraph-rsid="0021ce80"/>
    </style:style>
    <style:style style:name="P6" style:family="paragraph" style:parent-style-name="Text_20_body">
      <style:text-properties officeooo:rsid="002530f6" officeooo:paragraph-rsid="002530f6"/>
    </style:style>
    <style:style style:name="P7" style:family="paragraph" style:parent-style-name="Text_20_body">
      <style:text-properties officeooo:rsid="002c0936" officeooo:paragraph-rsid="002c0936"/>
    </style:style>
    <style:style style:name="P8" style:family="paragraph" style:parent-style-name="Heading_20_3">
      <style:text-properties fo:font-weight="bold" style:font-weight-asian="bold" style:font-weight-complex="bold"/>
    </style:style>
    <style:style style:name="P9" style:family="paragraph" style:parent-style-name="Heading_20_3">
      <style:text-properties fo:font-style="normal" style:font-style-asian="normal" style:font-style-complex="normal"/>
    </style:style>
    <style:style style:name="P10" style:family="paragraph" style:parent-style-name="Heading_20_3">
      <style:text-properties officeooo:rsid="003ec17e" officeooo:paragraph-rsid="003ec17e"/>
    </style:style>
    <style:style style:name="P11" style:family="paragraph" style:parent-style-name="Heading_20_3">
      <style:text-properties officeooo:rsid="005017b9" officeooo:paragraph-rsid="005017b9"/>
    </style:style>
    <style:style style:name="P12" style:family="paragraph" style:parent-style-name="Standard">
      <style:text-properties fo:font-style="normal" officeooo:rsid="001d3c6a" officeooo:paragraph-rsid="001d3c6a" style:font-style-asian="normal" style:font-style-complex="normal"/>
    </style:style>
    <style:style style:name="P13" style:family="paragraph" style:parent-style-name="Standard">
      <style:text-properties fo:font-style="normal" officeooo:rsid="001df142" officeooo:paragraph-rsid="001df142" style:font-style-asian="normal" style:font-style-complex="normal"/>
    </style:style>
    <style:style style:name="P14" style:family="paragraph" style:parent-style-name="Standard">
      <style:text-properties fo:font-style="normal" officeooo:rsid="001df142" officeooo:paragraph-rsid="001d3c6a" style:font-style-asian="normal" style:font-style-complex="normal"/>
    </style:style>
    <style:style style:name="P15" style:family="paragraph" style:parent-style-name="Standard">
      <style:text-properties fo:font-style="normal" officeooo:rsid="001f1461" officeooo:paragraph-rsid="001d3c6a" style:font-style-asian="normal" style:font-style-complex="normal"/>
    </style:style>
    <style:style style:name="P16" style:family="paragraph" style:parent-style-name="Standard">
      <style:text-properties fo:font-style="normal" officeooo:rsid="001f1461" officeooo:paragraph-rsid="001f1461" style:font-style-asian="normal" style:font-style-complex="normal"/>
    </style:style>
    <style:style style:name="P17" style:family="paragraph" style:parent-style-name="Standard">
      <style:text-properties fo:font-style="normal" officeooo:rsid="0020b7a3" officeooo:paragraph-rsid="0020b7a3" style:font-style-asian="normal" style:font-style-complex="normal"/>
    </style:style>
    <style:style style:name="P18" style:family="paragraph" style:parent-style-name="Standard">
      <style:text-properties officeooo:rsid="001d3c6a" officeooo:paragraph-rsid="001d3c6a"/>
    </style:style>
    <style:style style:name="P19" style:family="paragraph" style:parent-style-name="Standard">
      <style:text-properties officeooo:rsid="0037fab2" officeooo:paragraph-rsid="0037fab2"/>
    </style:style>
    <style:style style:name="P20" style:family="paragraph" style:parent-style-name="Standard">
      <style:text-properties officeooo:rsid="0052a783" officeooo:paragraph-rsid="0052a783"/>
    </style:style>
    <style:style style:name="P21" style:family="paragraph" style:parent-style-name="Standard">
      <style:paragraph-properties fo:break-before="page"/>
      <style:text-properties officeooo:rsid="001d3c6a" officeooo:paragraph-rsid="001d3c6a"/>
    </style:style>
    <style:style style:name="P22" style:family="paragraph" style:parent-style-name="Heading">
      <style:paragraph-properties fo:text-align="center" style:justify-single-word="false"/>
      <style:text-properties fo:font-size="24pt" style:font-size-asian="24pt" style:font-size-complex="24pt"/>
    </style:style>
    <style:style style:name="P23" style:family="paragraph" style:parent-style-name="Code_20_sample">
      <style:text-properties fo:font-style="normal" style:font-style-asian="normal" style:font-style-complex="normal"/>
    </style:style>
    <style:style style:name="P24" style:family="paragraph" style:parent-style-name="Code_20_sample">
      <style:text-properties fo:font-style="normal" officeooo:rsid="002ab42b" officeooo:paragraph-rsid="002ab42b" style:font-style-asian="normal" style:font-style-complex="normal"/>
    </style:style>
    <style:style style:name="P25" style:family="paragraph" style:parent-style-name="Code_20_sample">
      <style:text-properties fo:font-style="normal" officeooo:paragraph-rsid="002e4efe" style:font-style-asian="normal" style:font-style-complex="normal"/>
    </style:style>
    <style:style style:name="P26" style:family="paragraph" style:parent-style-name="Code_20_sample">
      <style:text-properties fo:color="#dc2300" fo:font-style="normal" fo:font-weight="bold" style:font-style-asian="normal" style:font-weight-asian="bold" style:font-style-complex="normal" style:font-weight-complex="bold"/>
    </style:style>
    <style:style style:name="P27" style:family="paragraph" style:parent-style-name="Code_20_sample">
      <style:text-properties fo:color="#008000" fo:font-style="normal" style:font-style-asian="normal" style:font-style-complex="normal"/>
    </style:style>
    <style:style style:name="P28" style:family="paragraph" style:parent-style-name="Code_20_sample">
      <style:text-properties officeooo:paragraph-rsid="002e4efe"/>
    </style:style>
    <style:style style:name="P29" style:family="paragraph" style:parent-style-name="Code_20_sample">
      <style:text-properties officeooo:rsid="002e4efe" officeooo:paragraph-rsid="002e4efe"/>
    </style:style>
    <style:style style:name="P30" style:family="paragraph" style:parent-style-name="Code_20_sample">
      <style:text-properties officeooo:paragraph-rsid="0057ec64"/>
    </style:style>
    <style:style style:name="P31" style:family="paragraph" style:parent-style-name="Code_20_sample">
      <style:text-properties officeooo:paragraph-rsid="0059b571"/>
    </style:style>
    <style:style style:name="P32" style:family="paragraph" style:parent-style-name="Code_20_sample">
      <style:text-properties officeooo:paragraph-rsid="005af618"/>
    </style:style>
    <style:style style:name="P33" style:family="paragraph" style:parent-style-name="Code_20_sample">
      <style:text-properties officeooo:paragraph-rsid="005c85a6"/>
    </style:style>
    <style:style style:name="P34" style:family="paragraph" style:parent-style-name="Code_20_sample">
      <style:text-properties officeooo:paragraph-rsid="005cd703"/>
    </style:style>
    <style:style style:name="P35" style:family="paragraph" style:parent-style-name="Code_20_sample">
      <style:text-properties officeooo:paragraph-rsid="005e0de2"/>
    </style:style>
    <style:style style:name="P36" style:family="paragraph" style:parent-style-name="Code_20_sample">
      <style:text-properties officeooo:paragraph-rsid="005e34a0"/>
    </style:style>
    <style:style style:name="P37" style:family="paragraph" style:parent-style-name="Heading_20_2">
      <style:text-properties fo:font-style="normal" style:font-style-asian="normal" style:font-style-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fo:font-style="normal" officeooo:rsid="002530f6" officeooo:paragraph-rsid="002530f6" style:font-style-asian="normal" style:font-style-complex="normal"/>
    </style:style>
    <style:style style:name="P40" style:family="paragraph" style:parent-style-name="Text_20_body">
      <style:text-properties fo:font-style="normal" officeooo:rsid="0028fe55" officeooo:paragraph-rsid="0028fe55" style:font-style-asian="normal" style:font-style-complex="normal"/>
    </style:style>
    <style:style style:name="P41" style:family="paragraph" style:parent-style-name="Text_20_body">
      <style:text-properties fo:font-style="normal" officeooo:rsid="002156ed" officeooo:paragraph-rsid="002ab42b" style:font-style-asian="normal" style:font-style-complex="normal"/>
    </style:style>
    <style:style style:name="P42" style:family="paragraph" style:parent-style-name="Text_20_body">
      <style:text-properties fo:font-style="normal" officeooo:rsid="002ab42b" officeooo:paragraph-rsid="002ab42b" style:font-style-asian="normal" style:font-style-complex="normal"/>
    </style:style>
    <style:style style:name="P43" style:family="paragraph" style:parent-style-name="Text_20_body">
      <style:text-properties fo:font-style="normal" officeooo:rsid="0035597e" officeooo:paragraph-rsid="0035597e" style:font-style-asian="normal" style:font-style-complex="normal"/>
    </style:style>
    <style:style style:name="P44" style:family="paragraph" style:parent-style-name="Text_20_body">
      <style:text-properties officeooo:rsid="0035597e" officeooo:paragraph-rsid="0035597e"/>
    </style:style>
    <style:style style:name="P45" style:family="paragraph" style:parent-style-name="Text_20_body">
      <style:text-properties officeooo:rsid="003860ee" officeooo:paragraph-rsid="003860ee"/>
    </style:style>
    <style:style style:name="P46" style:family="paragraph" style:parent-style-name="Text_20_body">
      <style:text-properties officeooo:rsid="0039c916" officeooo:paragraph-rsid="0039c916"/>
    </style:style>
    <style:style style:name="P47" style:family="paragraph" style:parent-style-name="Text_20_body">
      <style:text-properties officeooo:rsid="003bb4b6" officeooo:paragraph-rsid="003bb4b6"/>
    </style:style>
    <style:style style:name="P48" style:family="paragraph" style:parent-style-name="Text_20_body">
      <style:text-properties officeooo:rsid="003cd647" officeooo:paragraph-rsid="003cd647"/>
    </style:style>
    <style:style style:name="P49" style:family="paragraph" style:parent-style-name="Text_20_body">
      <style:text-properties officeooo:rsid="003ec17e" officeooo:paragraph-rsid="003ec17e"/>
    </style:style>
    <style:style style:name="P50" style:family="paragraph" style:parent-style-name="Text_20_body">
      <style:text-properties officeooo:rsid="00407788" officeooo:paragraph-rsid="00407788"/>
    </style:style>
    <style:style style:name="P51" style:family="paragraph" style:parent-style-name="Text_20_body">
      <style:text-properties officeooo:rsid="004167a2" officeooo:paragraph-rsid="004167a2"/>
    </style:style>
    <style:style style:name="P52" style:family="paragraph" style:parent-style-name="Text_20_body">
      <style:text-properties officeooo:rsid="0041914c" officeooo:paragraph-rsid="0041914c"/>
    </style:style>
    <style:style style:name="P53" style:family="paragraph" style:parent-style-name="Text_20_body">
      <style:text-properties officeooo:rsid="0041d405" officeooo:paragraph-rsid="0041d405"/>
    </style:style>
    <style:style style:name="P54" style:family="paragraph" style:parent-style-name="Text_20_body">
      <style:text-properties officeooo:rsid="0042bf73" officeooo:paragraph-rsid="0042bf73"/>
    </style:style>
    <style:style style:name="P55" style:family="paragraph" style:parent-style-name="Text_20_body">
      <style:text-properties officeooo:rsid="00460fdd" officeooo:paragraph-rsid="00460fdd"/>
    </style:style>
    <style:style style:name="P56" style:family="paragraph" style:parent-style-name="Text_20_body">
      <style:text-properties officeooo:rsid="0048413e" officeooo:paragraph-rsid="0048413e"/>
    </style:style>
    <style:style style:name="P57" style:family="paragraph" style:parent-style-name="Text_20_body">
      <style:text-properties officeooo:rsid="004acffa" officeooo:paragraph-rsid="004acffa"/>
    </style:style>
    <style:style style:name="P58" style:family="paragraph" style:parent-style-name="Text_20_body">
      <style:text-properties officeooo:rsid="004d40c0" officeooo:paragraph-rsid="004d40c0"/>
    </style:style>
    <style:style style:name="P59" style:family="paragraph" style:parent-style-name="Text_20_body">
      <style:text-properties officeooo:rsid="005017b9" officeooo:paragraph-rsid="005017b9"/>
    </style:style>
    <style:style style:name="P60" style:family="paragraph" style:parent-style-name="Text_20_body">
      <style:text-properties officeooo:rsid="00505727" officeooo:paragraph-rsid="00505727"/>
    </style:style>
    <style:style style:name="P61" style:family="paragraph" style:parent-style-name="Text_20_body">
      <style:text-properties officeooo:rsid="0050e99d" officeooo:paragraph-rsid="0050e99d"/>
    </style:style>
    <style:style style:name="P62" style:family="paragraph" style:parent-style-name="Text_20_body">
      <style:text-properties officeooo:rsid="0053b6bc" officeooo:paragraph-rsid="0053b6bc"/>
    </style:style>
    <style:style style:name="P63" style:family="paragraph" style:parent-style-name="Text_20_body">
      <style:text-properties officeooo:rsid="005e3f77" officeooo:paragraph-rsid="005e7eea"/>
    </style:style>
    <style:style style:name="P64" style:family="paragraph" style:parent-style-name="Text_20_body">
      <style:text-properties officeooo:rsid="005ed655" officeooo:paragraph-rsid="005ed655"/>
    </style:style>
    <style:style style:name="P65" style:family="paragraph" style:parent-style-name="Text_20_body">
      <style:text-properties officeooo:rsid="005f58c0" officeooo:paragraph-rsid="005f58c0"/>
    </style:style>
    <style:style style:name="P66" style:family="paragraph" style:parent-style-name="Heading_20_1">
      <style:text-properties officeooo:rsid="003860ee" officeooo:paragraph-rsid="003860ee"/>
    </style:style>
    <style:style style:name="P67" style:family="paragraph" style:parent-style-name="Heading_20_1">
      <style:paragraph-properties fo:break-before="page"/>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Footnote">
      <style:text-properties officeooo:rsid="0042bf73" officeooo:paragraph-rsid="0042bf73"/>
    </style:style>
    <style:style style:name="P70" style:family="paragraph" style:parent-style-name="Footnote">
      <style:text-properties officeooo:rsid="0057ec64" officeooo:paragraph-rsid="0057ec64"/>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23b57e" style:font-style-asian="italic" style:font-weight-asian="bold" style:font-style-complex="italic" style:font-weight-complex="bold"/>
    </style:style>
    <style:style style:name="T5" style:family="text">
      <style:text-properties fo:font-style="italic" fo:font-weight="bold" officeooo:rsid="0023b57e" fo:background-color="#cccccc"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d3c6a" style:font-style-asian="normal" style:font-style-complex="normal"/>
    </style:style>
    <style:style style:name="T8" style:family="text">
      <style:text-properties fo:font-style="normal" officeooo:rsid="001df142" style:font-style-asian="normal" style:font-style-complex="normal"/>
    </style:style>
    <style:style style:name="T9" style:family="text">
      <style:text-properties fo:font-style="normal" officeooo:rsid="001f1461" style:font-style-asian="normal" style:font-style-complex="normal"/>
    </style:style>
    <style:style style:name="T10" style:family="text">
      <style:text-properties fo:font-style="normal" officeooo:rsid="0020b7a3" style:font-style-asian="normal" style:font-style-complex="normal"/>
    </style:style>
    <style:style style:name="T11" style:family="text">
      <style:text-properties fo:font-style="normal" officeooo:rsid="002156ed" style:font-style-asian="normal" style:font-style-complex="normal"/>
    </style:style>
    <style:style style:name="T12" style:family="text">
      <style:text-properties fo:font-style="normal" officeooo:rsid="0023b57e" style:font-style-asian="normal" style:font-style-complex="normal"/>
    </style:style>
    <style:style style:name="T13" style:family="text">
      <style:text-properties fo:font-style="normal" officeooo:rsid="002530f6" style:font-style-asian="normal" style:font-style-complex="normal"/>
    </style:style>
    <style:style style:name="T14" style:family="text">
      <style:text-properties fo:font-style="normal" officeooo:rsid="0028fe55" style:font-style-asian="normal" style:font-style-complex="normal"/>
    </style:style>
    <style:style style:name="T15" style:family="text">
      <style:text-properties fo:font-style="normal" officeooo:rsid="002ab42b" style:font-style-asian="normal" style:font-style-complex="normal"/>
    </style:style>
    <style:style style:name="T16" style:family="text">
      <style:text-properties fo:font-style="normal" officeooo:rsid="002e4efe" style:font-style-asian="normal" style:font-style-complex="normal"/>
    </style:style>
    <style:style style:name="T17" style:family="text">
      <style:text-properties fo:font-style="normal" officeooo:rsid="002f5cd3" style:font-style-asian="normal" style:font-style-complex="normal"/>
    </style:style>
    <style:style style:name="T18" style:family="text">
      <style:text-properties fo:font-style="normal" officeooo:rsid="002f93af" style:font-style-asian="normal" style:font-style-complex="normal"/>
    </style:style>
    <style:style style:name="T19" style:family="text">
      <style:text-properties fo:font-style="normal" officeooo:rsid="00314ea2" style:font-style-asian="normal" style:font-style-complex="normal"/>
    </style:style>
    <style:style style:name="T20" style:family="text">
      <style:text-properties fo:font-style="normal" officeooo:rsid="0031c939" style:font-style-asian="normal" style:font-style-complex="normal"/>
    </style:style>
    <style:style style:name="T21" style:family="text">
      <style:text-properties fo:font-style="normal" officeooo:rsid="0032b43d" style:font-style-asian="normal" style:font-style-complex="normal"/>
    </style:style>
    <style:style style:name="T22" style:family="text">
      <style:text-properties fo:font-style="normal" officeooo:rsid="0039c916" style:font-style-asian="normal" style:font-style-complex="normal"/>
    </style:style>
    <style:style style:name="T23" style:family="text">
      <style:text-properties fo:font-style="normal" officeooo:rsid="003cd647" style:font-style-asian="normal" style:font-style-complex="normal"/>
    </style:style>
    <style:style style:name="T24" style:family="text">
      <style:text-properties fo:font-style="normal" officeooo:rsid="003ec17e" style:font-style-asian="normal" style:font-style-complex="normal"/>
    </style:style>
    <style:style style:name="T25" style:family="text">
      <style:text-properties fo:font-style="normal" officeooo:rsid="00407788" style:font-style-asian="normal" style:font-style-complex="normal"/>
    </style:style>
    <style:style style:name="T26" style:family="text">
      <style:text-properties fo:font-style="normal" officeooo:rsid="0041d405" style:font-style-asian="normal" style:font-style-complex="normal"/>
    </style:style>
    <style:style style:name="T27" style:family="text">
      <style:text-properties fo:font-style="normal" officeooo:rsid="0042bf73" style:font-style-asian="normal" style:font-style-complex="normal"/>
    </style:style>
    <style:style style:name="T28" style:family="text">
      <style:text-properties fo:font-style="normal" officeooo:rsid="00460fdd" style:font-style-asian="normal" style:font-style-complex="normal"/>
    </style:style>
    <style:style style:name="T29" style:family="text">
      <style:text-properties fo:font-style="normal" officeooo:rsid="0048413e" style:font-style-asian="normal" style:font-style-complex="normal"/>
    </style:style>
    <style:style style:name="T30" style:family="text">
      <style:text-properties fo:font-style="normal" officeooo:rsid="0049aeb3" style:font-style-asian="normal" style:font-style-complex="normal"/>
    </style:style>
    <style:style style:name="T31" style:family="text">
      <style:text-properties fo:font-style="normal" officeooo:rsid="004acffa" style:font-style-asian="normal" style:font-style-complex="normal"/>
    </style:style>
    <style:style style:name="T32" style:family="text">
      <style:text-properties fo:font-style="normal" officeooo:rsid="004c083e" style:font-style-asian="normal" style:font-style-complex="normal"/>
    </style:style>
    <style:style style:name="T33" style:family="text">
      <style:text-properties fo:font-style="normal" officeooo:rsid="004d40c0" style:font-style-asian="normal" style:font-style-complex="normal"/>
    </style:style>
    <style:style style:name="T34" style:family="text">
      <style:text-properties fo:font-style="normal" officeooo:rsid="004e0797" style:font-style-asian="normal" style:font-style-complex="normal"/>
    </style:style>
    <style:style style:name="T35" style:family="text">
      <style:text-properties fo:font-style="normal" officeooo:rsid="00505727"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23b57e" style:font-style-asian="normal" style:font-weight-asian="bold" style:font-style-complex="normal" style:font-weight-complex="bold"/>
    </style:style>
    <style:style style:name="T38" style:family="text">
      <style:text-properties fo:font-style="normal" fo:font-weight="bold" officeooo:rsid="00407788" style:font-style-asian="normal" style:font-weight-asian="bold" style:font-style-complex="normal" style:font-weight-complex="bold"/>
    </style:style>
    <style:style style:name="T39" style:family="text">
      <style:text-properties fo:font-style="normal" fo:font-weight="bold" officeooo:rsid="004e0797"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23b57e" style:font-style-asian="normal" style:font-weight-asian="normal" style:font-style-complex="normal" style:font-weight-complex="normal"/>
    </style:style>
    <style:style style:name="T42" style:family="text">
      <style:text-properties fo:font-style="normal" fo:font-weight="normal" officeooo:rsid="002c8c9c" style:font-style-asian="normal" style:font-weight-asian="normal" style:font-style-complex="normal" style:font-weight-complex="normal"/>
    </style:style>
    <style:style style:name="T43" style:family="text">
      <style:text-properties fo:font-style="normal" fo:font-weight="normal" officeooo:rsid="00407788" style:font-style-asian="normal" style:font-weight-asian="normal" style:font-style-complex="normal" style:font-weight-complex="normal"/>
    </style:style>
    <style:style style:name="T44" style:family="text">
      <style:text-properties fo:font-style="normal" fo:font-weight="normal" officeooo:rsid="004e0797" style:font-style-asian="normal" style:font-weight-asian="normal" style:font-style-complex="normal" style:font-weight-complex="normal"/>
    </style:style>
    <style:style style:name="T45" style:family="text">
      <style:text-properties fo:font-style="normal" fo:font-weight="normal" officeooo:rsid="004f0619" style:font-style-asian="normal" style:font-weight-asian="normal" style:font-style-complex="normal" style:font-weight-complex="normal"/>
    </style:style>
    <style:style style:name="T46" style:family="text">
      <style:text-properties fo:font-style="normal" fo:font-weight="normal" officeooo:rsid="00563e69" style:font-style-asian="normal" style:font-weight-asian="normal" style:font-style-complex="normal" style:font-weight-complex="normal"/>
    </style:style>
    <style:style style:name="T47" style:family="text">
      <style:text-properties fo:font-style="normal" fo:font-weight="normal" officeooo:rsid="00576c67" style:font-style-asian="normal" style:font-weight-asian="normal" style:font-style-complex="normal" style:font-weight-complex="normal"/>
    </style:style>
    <style:style style:name="T48" style:family="text">
      <style:text-properties fo:font-style="normal" fo:font-weight="normal" officeooo:rsid="0057b651" style:font-style-asian="normal" style:font-weight-asian="normal" style:font-style-complex="normal" style:font-weight-complex="normal"/>
    </style:style>
    <style:style style:name="T49" style:family="text">
      <style:text-properties fo:color="#999999" fo:font-style="normal" style:font-style-asian="normal" style:font-style-complex="normal"/>
    </style:style>
    <style:style style:name="T50" style:family="text">
      <style:text-properties fo:color="#999999" fo:font-style="normal" officeooo:rsid="0020b7a3" style:font-style-asian="normal" style:font-style-complex="normal"/>
    </style:style>
    <style:style style:name="T51" style:family="text">
      <style:text-properties fo:color="#008000" fo:font-style="normal" style:font-style-asian="normal" style:font-style-complex="normal"/>
    </style:style>
    <style:style style:name="T52" style:family="text">
      <style:text-properties fo:color="#008000" fo:font-style="normal" fo:font-weight="bold" style:font-style-asian="normal" style:font-weight-asian="bold" style:font-style-complex="normal" style:font-weight-complex="bold"/>
    </style:style>
    <style:style style:name="T53" style:family="text">
      <style:text-properties fo:color="#0000ff" fo:font-style="normal" style:font-style-asian="normal" style:font-style-complex="normal"/>
    </style:style>
    <style:style style:name="T54" style:family="text">
      <style:text-properties fo:color="#0000ff" fo:font-style="normal" officeooo:rsid="0020b7a3" style:font-style-asian="normal" style:font-style-complex="normal"/>
    </style:style>
    <style:style style:name="T55" style:family="text">
      <style:text-properties fo:font-weight="bold" officeooo:rsid="0036826b" style:font-weight-asian="bold" style:font-weight-complex="bold"/>
    </style:style>
    <style:style style:name="T56" style:family="text">
      <style:text-properties fo:font-weight="bold" officeooo:rsid="0037d5d7" style:font-weight-asian="bold" style:font-weight-complex="bold"/>
    </style:style>
    <style:style style:name="T57" style:family="text">
      <style:text-properties fo:font-weight="bold" officeooo:rsid="0057ea23" style:font-weight-asian="bold" style:font-weight-complex="bold"/>
    </style:style>
    <style:style style:name="T58" style:family="text">
      <style:text-properties officeooo:rsid="002e4efe"/>
    </style:style>
    <style:style style:name="T59" style:family="text">
      <style:text-properties officeooo:rsid="002f5cd3"/>
    </style:style>
    <style:style style:name="T60" style:family="text">
      <style:text-properties officeooo:rsid="0035597e"/>
    </style:style>
    <style:style style:name="T61" style:family="text">
      <style:text-properties officeooo:rsid="0036826b"/>
    </style:style>
    <style:style style:name="T62" style:family="text">
      <style:text-properties fo:font-weight="normal" officeooo:rsid="0036826b" style:font-weight-asian="normal" style:font-weight-complex="normal"/>
    </style:style>
    <style:style style:name="T63" style:family="text">
      <style:text-properties fo:font-weight="normal" officeooo:rsid="0037d5d7" style:font-weight-asian="normal" style:font-weight-complex="normal"/>
    </style:style>
    <style:style style:name="T64" style:family="text">
      <style:text-properties officeooo:rsid="003860ee"/>
    </style:style>
    <style:style style:name="T65" style:family="text">
      <style:text-properties officeooo:rsid="0057ea23"/>
    </style:style>
    <style:style style:name="T66" style:family="text">
      <style:text-properties officeooo:rsid="005e7eea"/>
    </style:style>
    <style:style style:name="T67" style:family="text">
      <style:text-properties officeooo:rsid="0060e9a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Chamilo 1.9 developer's guide</text:p>
      <text:p text:style-name="P1"/>
      <text:p text:style-name="P21"/>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71"><text:a xlink:type="simple" xlink:href="#__RefHeading__1072_1136600989" text:style-name="Index_20_Link" text:visited-style-name="Index_20_Link">Introduction<text:tab/>1</text:a></text:p>
          <text:p text:style-name="P71"><text:a xlink:type="simple" xlink:href="#__RefHeading__1074_1136600989" text:style-name="Index_20_Link" text:visited-style-name="Index_20_Link">The Chamilo LMS files and database structure - History<text:tab/>1</text:a></text:p>
          <text:p text:style-name="P68"><text:a xlink:type="simple" xlink:href="#__RefHeading__1076_1136600989" text:style-name="Index_20_Link" text:visited-style-name="Index_20_Link">2001-2003<text:tab/>2</text:a></text:p>
          <text:p text:style-name="P72"><text:a xlink:type="simple" xlink:href="#__RefHeading__1078_1136600989" text:style-name="Index_20_Link" text:visited-style-name="Index_20_Link">Separation of courses databases<text:tab/>2</text:a></text:p>
          <text:p text:style-name="P72"><text:a xlink:type="simple" xlink:href="#__RefHeading__1080_1136600989" text:style-name="Index_20_Link" text:visited-style-name="Index_20_Link">Separation of responsibilities : one developer per tool<text:tab/>2</text:a></text:p>
          <text:p text:style-name="P72"><text:a xlink:type="simple" xlink:href="#__RefHeading__1082_1136600989" text:style-name="Index_20_Link" text:visited-style-name="Index_20_Link">Course code as literal<text:tab/>3</text:a></text:p>
          <text:p text:style-name="P72"><text:a xlink:type="simple" xlink:href="#__RefHeading__1084_1136600989" text:style-name="Index_20_Link" text:visited-style-name="Index_20_Link">Multiple writeable folders<text:tab/>3</text:a></text:p>
          <text:p text:style-name="P68"><text:a xlink:type="simple" xlink:href="#__RefHeading__1086_1136600989" text:style-name="Index_20_Link" text:visited-style-name="Index_20_Link">2004-2010<text:tab/>3</text:a></text:p>
          <text:p text:style-name="P72"><text:a xlink:type="simple" xlink:href="#__RefHeading__1088_1136600989" text:style-name="Index_20_Link" text:visited-style-name="Index_20_Link">Tracking for learning paths<text:tab/>3</text:a></text:p>
          <text:p text:style-name="P72"><text:a xlink:type="simple" xlink:href="#__RefHeading__1090_1136600989" text:style-name="Index_20_Link" text:visited-style-name="Index_20_Link">The item_property table<text:tab/>4</text:a></text:p>
          <text:p text:style-name="P68"><text:a xlink:type="simple" xlink:href="#__RefHeading__1092_1136600989" text:style-name="Index_20_Link" text:visited-style-name="Index_20_Link">2010-2014<text:tab/>4</text:a></text:p>
          <text:p text:style-name="P72"><text:a xlink:type="simple" xlink:href="#__RefHeading__1094_1136600989" text:style-name="Index_20_Link" text:visited-style-name="Index_20_Link">Single database and InnoDB<text:tab/>4</text:a></text:p>
          <text:p text:style-name="P72"><text:a xlink:type="simple" xlink:href="#__RefHeading__1096_1136600989" text:style-name="Index_20_Link" text:visited-style-name="Index_20_Link">Multiple databases layer<text:tab/>5</text:a></text:p>
          <text:p text:style-name="P72"><text:a xlink:type="simple" xlink:href="#__RefHeading__1098_1136600989" text:style-name="Index_20_Link" text:visited-style-name="Index_20_Link">Packaging for inclusion in other software<text:tab/>5</text:a></text:p>
          <text:p text:style-name="P71"><text:a xlink:type="simple" xlink:href="#__RefHeading__1100_1136600989" text:style-name="Index_20_Link" text:visited-style-name="Index_20_Link">Structure stable in all minor versions<text:tab/>5</text:a></text:p>
          <text:p text:style-name="P71"><text:a xlink:type="simple" xlink:href="#__RefHeading__1102_1136600989" text:style-name="Index_20_Link" text:visited-style-name="Index_20_Link">The Chamilo LMS files structure today<text:tab/>6</text:a></text:p>
          <text:p text:style-name="P71"><text:a xlink:type="simple" xlink:href="#__RefHeading__1104_1136600989" text:style-name="Index_20_Link" text:visited-style-name="Index_20_Link">The Chamilo LMS database structure today<text:tab/>8</text:a></text:p>
          <text:p text:style-name="P71"><text:a xlink:type="simple" xlink:href="#__RefHeading__1106_1136600989" text:style-name="Index_20_Link" text:visited-style-name="Index_20_Link">Coding conventions<text:tab/>9</text:a></text:p>
          <text:p text:style-name="P71"><text:a xlink:type="simple" xlink:href="#__RefHeading__1108_1136600989" text:style-name="Index_20_Link" text:visited-style-name="Index_20_Link">Theming through templates<text:tab/>9</text:a></text:p>
          <text:p text:style-name="P68"><text:a xlink:type="simple" xlink:href="#__RefHeading__1110_1136600989" text:style-name="Index_20_Link" text:visited-style-name="Index_20_Link">Cleaning the cache<text:tab/>10</text:a></text:p>
          <text:p text:style-name="P68"><text:a xlink:type="simple" xlink:href="#__RefHeading__1112_1136600989" text:style-name="Index_20_Link" text:visited-style-name="Index_20_Link">Structure of a page<text:tab/>10</text:a></text:p>
          <text:p text:style-name="P68"><text:a xlink:type="simple" xlink:href="#__RefHeading__1114_1136600989" text:style-name="Index_20_Link" text:visited-style-name="Index_20_Link">Usable variables<text:tab/>12</text:a></text:p>
          <text:p text:style-name="P72"><text:a xlink:type="simple" xlink:href="#__RefHeading__1116_1136600989" text:style-name="Index_20_Link" text:visited-style-name="Index_20_Link">The _u array<text:tab/>12</text:a></text:p>
          <text:p text:style-name="P72"><text:a xlink:type="simple" xlink:href="#__RefHeading__1118_1136600989" text:style-name="Index_20_Link" text:visited-style-name="Index_20_Link">The _p array<text:tab/>13</text:a></text:p>
          <text:p text:style-name="P72"><text:a xlink:type="simple" xlink:href="#__RefHeading__1120_1136600989" text:style-name="Index_20_Link" text:visited-style-name="Index_20_Link">The _s array<text:tab/>13</text:a></text:p>
          <text:p text:style-name="P72"><text:a xlink:type="simple" xlink:href="#__RefHeading__1122_1136600989" text:style-name="Index_20_Link" text:visited-style-name="Index_20_Link">The _c array<text:tab/>14</text:a></text:p>
          <text:p text:style-name="P72"><text:a xlink:type="simple" xlink:href="#__RefHeading__1124_1136600989" text:style-name="Index_20_Link" text:visited-style-name="Index_20_Link">Individual variables<text:tab/>14</text:a></text:p>
          <text:p text:style-name="P68"><text:a xlink:type="simple" xlink:href="#__RefHeading__1126_1136600989" text:style-name="Index_20_Link" text:visited-style-name="Index_20_Link">Modifiers<text:tab/>15</text:a></text:p>
          <text:p text:style-name="P71"><text:a xlink:type="simple" xlink:href="#__RefHeading__1128_1136600989" text:style-name="Index_20_Link" text:visited-style-name="Index_20_Link">Plugins<text:tab/>16</text:a></text:p>
        </text:index-body>
      </text:table-of-content>
      <text:p text:style-name="P1"/>
      <text:p text:style-name="P1"/>
      <text:h text:style-name="P67" text:outline-level="1"><text:bookmark-start text:name="__RefHeading__1072_1136600989"/>Introduction<text:bookmark-end text:name="__RefHeading__1072_1136600989"/></text:h>
      <text:p text:style-name="P20">[to be written]</text:p>
      <text:h text:style-name="Heading_20_1" text:outline-level="1"><text:bookmark-start text:name="__RefHeading__1074_1136600989"/>The Chamilo LMS file<text:span text:style-name="T64">s and database structure - History</text:span><text:bookmark-end text:name="__RefHeading__1074_1136600989"/></text:h>
      <text:p text:style-name="P19">To understand (and tolerate) the Chamilo LMS files structure today, you need a bit of history.</text:p>
      <text:p text:style-name="P19">The Chamilo code started (really) in 2001, as a project called <text:span text:style-name="T1">Claroline</text:span><text:span text:style-name="T6">. Claroline grew to be a popular free software project, in particular in the academical world, and distinguished itself from other projects like </text:span><text:span text:style-name="T1">Moodle</text:span><text:span text:style-name="T6">, </text:span><text:span text:style-name="T1">WebCT</text:span><text:span text:style-name="T6"> and </text:span><text:span text:style-name="T1">Ilias </text:span><text:span text:style-name="T6">(between others) by its ease of use, a characteristic tha Chamilo maintainted.</text:span></text:p>
      <text:p text:style-name="P19"><text:span text:style-name="T6"/></text:p>
      <text:p text:style-name="P19"><text:span text:style-name="T6">In 2004, the Claroline project suffered a fork (what would be a schism in theology) between the initial project (that still exists today) and the Dokeos project, more focused on bringing the tool to the corporate world.</text:span></text:p>
      <text:p text:style-name="P19"><text:span text:style-name="T6"/></text:p>
      <text:p text:style-name="P19"><text:span text:style-name="T6">In 2010, the Dokeos project suffered another fork, between Dokeos (still exists today) and Chamilo, <text:s/>provoked by the very unsensitive behaviour of the Dokeos project leader, with little understanding of the value of the community in such a project.</text:span></text:p>
      <text:p text:style-name="P19"><text:span text:style-name="T6"/></text:p>
      <text:p text:style-name="P19"><text:span text:style-name="T6">These changes were mostly philosophical in the project, but they did come with their changes in structure (both at the database level and at the files level), and we'll try to cover these shortly here.</text:span></text:p>
      <text:p text:style-name="P19"><text:span text:style-name="T6"/></text:p>
      <text:p text:style-name="P19"><text:span text:style-name="T6">An important note to conclude with this short time-travel is that Chamilo LMS 1.10, currently at 60 % of development, comes with critical new changes that will greatly improve readability and reusability of the Chamilo system.</text:span></text:p>
      <text:p text:style-name="P19"><text:span text:style-name="T6"/></text:p>
      <text:p text:style-name="P19"><text:span text:style-name="T6">So, let's see what notable changes have happened in Chamilo over the years...</text:span></text:p>
      <text:p text:style-name="P19"><text:span text:style-name="T6"/></text:p>
      <text:h text:style-name="Heading_20_2" text:outline-level="2"><text:bookmark-start text:name="__RefHeading__1076_1136600989"/><text:span text:style-name="T6">2001-200</text:span><text:span text:style-name="T23">3</text:span><text:bookmark-end text:name="__RefHeading__1076_1136600989"/></text:h>
      <text:p text:style-name="P45"><text:span text:style-name="T6">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span></text:p>
      <text:h text:style-name="Heading_20_3" text:outline-level="3"><text:bookmark-start text:name="__RefHeading__1078_1136600989"/><text:span text:style-name="T6">Separation of courses databases</text:span><text:bookmark-end text:name="__RefHeading__1078_1136600989"/></text:h>
      <text:p text:style-name="P45"><text:span text:style-name="T6">Arguably the biggest mistake in the whole structure of the system was to separate the data of each course into its individual database.</text:span></text:p>
      <text:p text:style-name="P45"><text:span text:style-name="T6">This meant that, to have 20 active courses in your platform, you had to have 20 databases + 1 main database + 1 users database + 1 tracking database. And if you wanted more courses, you had to create more databases, forcing your MySQL user to have </text:span><text:span text:style-name="T22">weird permissions on all databases with the same prefix, like so :</text:span></text:p>
      <text:p text:style-name="P46"><text:span text:style-name="T6">GRANT ALL PRIVILEGES ON `clarodb\_ %`.* to 'clarodb'@'localhost' identified by 'abcde' ;</text:span></text:p>
      <text:p text:style-name="P46"><text:span text:style-name="T6">This had the direct impact that users wanting to install Claroline on a shared hosting services couldn't, because they had to get permissions on more than one database, which usually hosting </text:span><text:soft-page-break/><text:span text:style-name="T6">services at this time didn't allow.</text:span></text:p>
      <text:p text:style-name="P46"><text:span text:style-name="T6">An attempt at mildly reducing the impact of this measure made things even worst, as the idea went 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span></text:p>
      <text:h text:style-name="Heading_20_3" text:outline-level="3"><text:bookmark-start text:name="__RefHeading__1080_1136600989"/><text:span text:style-name="T6">Separation of responsibilities : one developer per tool</text:span><text:bookmark-end text:name="__RefHeading__1080_1136600989"/></text:h>
      <text:p text:style-name="P47"><text:span text:style-name="T6">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span></text:p>
      <text:p text:style-name="P48"><text:span text:style-name="T6">This had dramatic consequences, which were somehow found later, in Dokeos, as well : security flaws were found in one tool for a feature that was pretty similar to another, unflawed, feature in another tool.</text:span></text:p>
      <text:p text:style-name="P48"><text:span text:style-name="T6">Furthermore, the development of separate tools in a relatively uncontrolled manner generate code replication. A lot of code was found in different tools at the same time, generating more work to maintain and less traceability of changes.</text:span></text:p>
      <text:h text:style-name="Heading_20_3" text:outline-level="3"><text:bookmark-start text:name="__RefHeading__1082_1136600989"/><text:span text:style-name="T6">Course code as literal</text:span><text:bookmark-end text:name="__RefHeading__1082_1136600989"/></text:h>
      <text:p text:style-name="P52"><text:span text:style-name="T6">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span></text:p>
      <text:p text:style-name="P52"><text:span text:style-name="T6">It also reduces portability a little, as </text:span><text:span text:style-name="T26">querying a string comes with uppercase vs lowercase issues as well as escaping characters (' vs '' vs integer) which are not always similar between different database systems.</text:span></text:p>
      <text:h text:style-name="Heading_20_3" text:outline-level="3"><text:bookmark-start text:name="__RefHeading__1084_1136600989"/><text:span text:style-name="T26">M</text:span><text:span text:style-name="T6">ultiple </text:span><text:span text:style-name="T33">write</text:span><text:span text:style-name="T6">able folders</text:span><text:bookmark-end text:name="__RefHeading__1084_1136600989"/></text:h>
      <text:p text:style-name="P58"><text:span text:style-name="T6">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4">changing permissions </text:span><text:span text:style-name="T39">and</text:span><text:span text:style-name="T44"> watching for security attacks in all of these, as well as taking backups of only part of these, etc. In short : a series of complications </text:span><text:span text:style-name="T45">for such a small interest point for final users.</text:span></text:p>
      <text:h text:style-name="Heading_20_2" text:outline-level="2"><text:bookmark-start text:name="__RefHeading__1086_1136600989"/><text:span text:style-name="T6">2004-2010</text:span><text:bookmark-end text:name="__RefHeading__1086_1136600989"/></text:h>
      <text:p text:style-name="P48"><text:span text:style-name="T6">The split between Claroline and Dokeos could have been handled in a smarter way, to say the least. The main issue here was that the separation did not separate the development team : mainly it did the management team.</text:span></text:p>
      <text:p text:style-name="P48"><text:span text:style-name="T6">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ext:span><text:soft-page-break/><text:span text:style-name="T6">that was clearly different and a lot of technical changes to be done.</text:span></text:p>
      <text:p text:style-name="P48"><text:span text:style-name="T6">Nevertheless, the Dokeos team maintained and improved the software within their capabilities and the structure issues from Claroline were maintained, never reaching a point with sufficient ressources to fix the flaws, but working slowly on getting them fixed progressively.</text:span></text:p>
      <text:h text:style-name="P10" text:outline-level="3"><text:bookmark-start text:name="__RefHeading__1088_1136600989"/><text:span text:style-name="T6">Tracking for learning paths</text:span><text:bookmark-end text:name="__RefHeading__1088_1136600989"/></text:h>
      <text:p text:style-name="P48"><text:span text:style-name="T6">One mistake increased the damage a little, though, and was mostly due to a lack of experience of the original author of this guide : the tracking for the learning path tool </text:span><text:span text:style-name="T24">(completely re-written in Dokeos to support SCORM .12)</text:span><text:span text:style-name="T6">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6">This still is a bit confusing today, until a proper renaming and re-structuring of the tracking tables can be executed without risking our users' data.</text:span></text:p>
      <text:h text:style-name="Heading_20_3" text:outline-level="3"><text:bookmark-start text:name="__RefHeading__1090_1136600989"/><text:span text:style-name="T6">The item_property table</text:span><text:bookmark-end text:name="__RefHeading__1090_1136600989"/></text:h>
      <text:p text:style-name="P49"><text:span text:style-name="T6">Another mistake, which </text:span><text:span text:style-name="T25">we're not clear whether it was already present in Claroline or appeared in Dokeos, is that there is an item_property tool which holds some item properties (as the name suggests) but </text:span><text:span text:style-name="T38">also</text:span><text:span text:style-name="T43"> stores time information of when these properties have changed.</text:span></text:p>
      <text:p text:style-name="P50"><text:span text:style-name="T40">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span></text:p>
      <text:p text:style-name="P50"><text:span text:style-name="T40">At the moment, for example, it might be necessary to go through all records for a specific item to know what its current visibility is, which requires a lot of unnecessary resources to execute.</text:span></text:p>
      <text:p text:style-name="P51"><text:span text:style-name="T40">Furthermore, the item_property table keeps a reference to object of many other tables, using a literal as a discriminator instead of an integer number, which has further performance impact.</text:span></text:p>
      <text:h text:style-name="Heading_20_2" text:outline-level="2"><text:bookmark-start text:name="__RefHeading__1092_1136600989"/><text:span text:style-name="T6">2010-2014</text:span><text:bookmark-end text:name="__RefHeading__1092_1136600989"/></text:h>
      <text:h text:style-name="Heading_20_3" text:outline-level="3"><text:bookmark-start text:name="__RefHeading__1094_1136600989"/><text:span text:style-name="T6">Single database and InnoDB</text:span><text:bookmark-end text:name="__RefHeading__1094_1136600989"/></text:h>
      <text:p text:style-name="P52"><text:span text:style-name="T6">At the very beginning of the Chamilo project, a major task was undertaken to get rid of the multiple-databases issue.</text:span></text:p>
      <text:p text:style-name="P52"><text:span text:style-name="T6">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span></text:p>
      <text:p text:style-name="P53"><text:span text:style-name="T6">This issue is now completely solved as of Chamilo 1.9.4, as the little remaining details were fixed in the versions following directly 1.9.0.</text:span></text:p>
      <text:p text:style-name="P53"><text:span text:style-name="T6">However, the change to a single database was made with little performance details to be improved. For example, the </text:span><text:span text:style-name="T27">(relatively quick)</text:span><text:span text:style-name="T6"> mixing of several tables implied the discrimination of elements through a course code or a course ID </text:span><text:span text:style-name="T27">combined with the original element ID</text:span><text:span text:style-name="T6">, </text:span><text:span text:style-name="T27">instead of redefining a new global ID.</text:span></text:p>
      <text:p text:style-name="P54"><text:span text:style-name="T6">For example, for a field « id » in a table « document » in database « chamilodb_course1 », we now have (whenever a global ID has not been set yet) a « c_id » + an « id » fields in a « document » </text:span><text:soft-page-break/><text:span text:style-name="T6">table in the single « chamilodb » database. Or to put it in SQL terms, two queries like these :</text:span></text:p>
      <text:p text:style-name="Code_20_sample"><text:span text:style-name="T6">select * from chamilodb_</text:span><text:span text:style-name="T36">course1</text:span><text:span text:style-name="T6">.document where id = 5 ;</text:span></text:p>
      <text:p text:style-name="Code_20_sample"><text:span text:style-name="T6">select * from chamilodb_</text:span><text:span text:style-name="T36">course2</text:span><text:span text:style-name="T40">.document where id = 5 ;</text:span></text:p>
      <text:p text:style-name="P54"><text:span text:style-name="T40">Now became</text:span></text:p>
      <text:p text:style-name="Code_20_sample"><text:span text:style-name="T40">select * from chamilodb.document where id = 5 and c_id = 1 ;</text:span></text:p>
      <text:p text:style-name="Code_20_sample"><text:span text:style-name="T40">select * from chamilodb.document where id = 5 and c_id = 2 ;</text:span></text:p>
      <text:p text:style-name="P54"><text:span text:style-name="T6">As such, the primary key for table « document » is not « id » anymore, but rather a combination of « c_id+id », which prevents the tables still using this structure to use the InnoDB engine in MySQL, which prevent further database efficiency improvements.</text:span></text:p>
      <text:p text:style-name="P54"><text:span text:style-name="T6">Fixing these means adding an additional, global, ID that is worth for all courses combined, which is currently being implemented for all tables in version 1.10 of Chamilo LMS</text:span><text:span text:style-name="T6"><text:note text:id="ftn0" text:note-class="footnote"><text:note-citation>1</text:note-citation><text:note-body><text:p text:style-name="P69">See <text:a xlink:type="simple" xlink:href="https://support.chamilo.org/issues/6500">https://support.chamilo.org/issues/6500</text:a> for details of its execution</text:p></text:note-body></text:note></text:span><text:span text:style-name="T6">, to be released in 2014. </text:span></text:p>
      <text:p text:style-name="P54"><text:span text:style-name="T6">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span></text:p>
      <text:h text:style-name="P11" text:outline-level="3"><text:bookmark-start text:name="__RefHeading__1096_1136600989"/><text:span text:style-name="T28">M</text:span><text:span text:style-name="T6">ultiple databases layer</text:span><text:bookmark-end text:name="__RefHeading__1096_1136600989"/></text:h>
      <text:p text:style-name="P59"><text:span text:style-name="T6">Considerable efforts have been executed on centralizing all SQL and making sure we could move more easily to other database systems. At the time of 1.9.8, this work is not yet complete, but is reaching </text:span><text:span text:style-name="T35">completion slowly (but surely) and we hope to have a first version available in 1.10.</text:span></text:p>
      <text:p text:style-name="P60"><text:span text:style-name="T6">An temporary attempt was made to support the MySQLi driver in a previous version of Chamilo LMS. You can check it out inside main/inc/lib/database.mysqli.lib.php and you will see the effort is not too big from there.</text:span></text:p>
      <text:p text:style-name="P60"><text:span text:style-name="T6">However, a series of queries are still located in different Chamilo scripts, which prevent us from making sure it's completely portable without reviewing all of them.</text:span></text:p>
      <text:p text:style-name="P61"><text:span text:style-name="T6">When developing inside Chamilo now, try using the entities put at your disposal for all new queries. Check the select() and update() functions on these entities in main/inc/Entity/</text:span></text:p>
      <text:h text:style-name="Heading_20_3" text:outline-level="3"><text:bookmark-start text:name="__RefHeading__1098_1136600989"/><text:span text:style-name="T28">P</text:span><text:span text:style-name="T6">ackaging </text:span><text:span text:style-name="T28">for inclusion in other software</text:span><text:bookmark-end text:name="__RefHeading__1098_1136600989"/></text:h>
      <text:p text:style-name="P55"><text:span text:style-name="T6">Considerable efforts of re-structuring have been made and are still being made to improve the structure of Chamilo files in view of integrating it into other software, such as </text:span><text:span text:style-name="T29">Linux </text:span><text:span text:style-name="T6">distributions like Debian an</text:span><text:span text:style-name="T29">d others</text:span><text:span text:style-name="T6">.</text:span></text:p>
      <text:p text:style-name="P56"><text:span text:style-name="T6">To do this, one important issue was the multiplication of directories with specific privileges, where the web server has to </text:span><text:span text:style-name="T31">have</text:span><text:span text:style-name="T6"> </text:span><text:span text:style-name="T30">different privileges than for other directories. For example, the main/upload/users/ folder is where the users pictures go, while the main/default_course_documents/images/ folder has default files for courses but at the same time</text:span><text:span text:style-name="T31"> needs to accept new default files (and as such requires write access for the web server).</text:span></text:p>
      <text:p text:style-name="P57"><text:span text:style-name="T6">In both Claroline and Dokeos, these particular directories increased in number, and you now had to authorize writing for the web server in around 9 folders in total to get all the features of Chamilo.</text:span></text:p>
      <text:p text:style-name="P57"><text:span text:style-name="T6">This is being fixed in 1.10 by unifying these under the data/ directory and its subdirectories (for all data related to courses and users) and the log/ directory for system logs.</text:span></text:p>
      <text:p text:style-name="P57"><text:soft-page-break/><text:span text:style-name="T6">As such, the data/ folder must be included in all system backups, but the logs/ folder may be omitted. The rest of the Chamilo application should remain stable inside the other folders.</text:span></text:p>
      <text:p text:style-name="P57"><text:span text:style-name="T6">Finally, the data/ and log/ directories will be moveable through a simple configuration variable change </text:span><text:span text:style-name="T32">and allow you to </text:span><text:span text:style-name="T33">set these directories in other places.</text:span></text:p>
      <text:p text:style-name="P57"><text:span text:style-name="T32"/></text:p>
      <text:p text:style-name="P57"><text:span text:style-name="T32"/></text:p>
      <text:h text:style-name="Heading_20_1" text:outline-level="1"><text:bookmark-start text:name="__RefHeading__1100_1136600989"/><text:span text:style-name="T32">S</text:span><text:span text:style-name="T6">tructure stable in all minor versions</text:span><text:bookmark-end text:name="__RefHeading__1100_1136600989"/></text:h>
      <text:p text:style-name="P62"><text:span text:style-name="T6">One important change in Chamilo (vs ancestors) is that we do not allow neither database nor file structure changes between minor versions. On the developer side, this means that, if you have to develop a new feature with new data to be stored, you will have to work through plugins or extra fields (more about these later) until they can be included in the next major version.</text:span></text:p>
      <text:p text:style-name="P62"><text:span text:style-name="T6">If a major version (1.8.0, 1.9.0, 1.10.0, etc) is released without your changes in it, then they will not be included until the next major version. This is why you </text:span><text:span text:style-name="T36">have to</text:span><text:span text:style-name="T40"> ensue that you contact us (info@chamilo.org) for inclusion before we enter the beta stage of a new major version if you want your code to be included.</text:span></text:p>
      <text:p text:style-name="P62"><text:span text:style-name="T40">On the administrator's side, this means that all </text:span><text:span text:style-name="T46">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47">(the only directory to save is the home/ directory </text:span><text:span text:style-name="T48">if everything has been done according to the installation manual</text:span><text:span text:style-name="T47">).</text:span></text:p>
      <text:h text:style-name="P66" text:outline-level="1"><text:bookmark-start text:name="__RefHeading__1102_1136600989"/><text:span text:style-name="T6">The Chamilo LMS files structure today</text:span><text:bookmark-end text:name="__RefHeading__1102_1136600989"/></text:h>
      <text:p text:style-name="P20">As of Chamilo LMS 1.9.0, <text:span text:style-name="T65">the files structure looks like this (not entering in the details of each folder)</text:span><text:span text:style-name="T65"><text:note text:id="ftn1" text:note-class="footnote"><text:note-citation>2</text:note-citation><text:note-body><text:p text:style-name="P70">Found through the « find . -type d -maxdepth 2 » command</text:p></text:note-body></text:note></text:span><text:span text:style-name="T65"> . All folders relevant for us now have been marked in </text:span><text:span text:style-name="T57">bold</text:span><text:span text:style-name="T65">.</text:span></text:p>
      <text:p text:style-name="P20"/>
      <text:p text:style-name="P36">./archive</text:p>
      <text:p text:style-name="P36">./archive/mpdf</text:p>
      <text:p text:style-name="P36">./archive/pdfimport</text:p>
      <text:p text:style-name="P36">./archive/Serializer</text:p>
      <text:p text:style-name="P36">./archive/temp</text:p>
      <text:p text:style-name="P36">./archive/twig</text:p>
      <text:p text:style-name="P36">./certificates</text:p>
      <text:p text:style-name="P36">./courses</text:p>
      <text:p text:style-name="P36">./custompages</text:p>
      <text:p text:style-name="P36">./documentation</text:p>
      <text:p text:style-name="P36">./home</text:p>
      <text:p text:style-name="P36"><text:soft-page-break/>./home/default_platform_document</text:p>
      <text:p text:style-name="P36">./home/localhost</text:p>
      <text:p text:style-name="P36">./main</text:p>
      <text:p text:style-name="P30">./main/admin</text:p>
      <text:p text:style-name="P30">./main/announcements</text:p>
      <text:p text:style-name="P35">./main/attendance</text:p>
      <text:p text:style-name="P35">./main/auth</text:p>
      <text:p text:style-name="P35">./main/blog</text:p>
      <text:p text:style-name="P35">./main/calendar</text:p>
      <text:p text:style-name="P30">./main/chat</text:p>
      <text:p text:style-name="P30">./main/conference</text:p>
      <text:p text:style-name="P30">./main/coursecopy</text:p>
      <text:p text:style-name="P35">./main/course_description</text:p>
      <text:p text:style-name="P35">./main/course_home</text:p>
      <text:p text:style-name="P30">./main/course_info</text:p>
      <text:p text:style-name="P30">./main/course_notice</text:p>
      <text:p text:style-name="P35">./main/course_progress</text:p>
      <text:p text:style-name="P35">./main/create_course</text:p>
      <text:p text:style-name="P35">./main/cron</text:p>
      <text:p text:style-name="P35">./main/css</text:p>
      <text:p text:style-name="P35">./main/dashboard</text:p>
      <text:p text:style-name="P35">./main/default_course_document</text:p>
      <text:p text:style-name="P35">./main/document</text:p>
      <text:p text:style-name="P30">./main/dropbox</text:p>
      <text:p text:style-name="P30">./main/exercice</text:p>
      <text:p text:style-name="P30">./main/forum</text:p>
      <text:p text:style-name="P32">./main/glossary</text:p>
      <text:p text:style-name="P32">./main/gradebook</text:p>
      <text:p text:style-name="P30">./main/group</text:p>
      <text:p text:style-name="P30">./main/help</text:p>
      <text:p text:style-name="P30"><text:soft-page-break/>./main/img</text:p>
      <text:p text:style-name="P30">./main/inc</text:p>
      <text:p text:style-name="P34">./main/install</text:p>
      <text:p text:style-name="P35">./main/lang</text:p>
      <text:p text:style-name="P35">./main/link</text:p>
      <text:p text:style-name="P35">./main/messages</text:p>
      <text:p text:style-name="P35">./main/metadata</text:p>
      <text:p text:style-name="P31">./main/mySpace</text:p>
      <text:p text:style-name="P35">./main/newscorm</text:p>
      <text:p text:style-name="P35">./main/notebook</text:p>
      <text:p text:style-name="P34">./main/permissions</text:p>
      <text:p text:style-name="P34">./main/plugin</text:p>
      <text:p text:style-name="P34">./main/portfolio</text:p>
      <text:p text:style-name="P35">./main/reports</text:p>
      <text:p text:style-name="P35">./main/reservation</text:p>
      <text:p text:style-name="P33">./main/resourcelinker</text:p>
      <text:p text:style-name="P33">./main/search</text:p>
      <text:p text:style-name="P30">./main/session</text:p>
      <text:p text:style-name="P35">./main/social</text:p>
      <text:p text:style-name="P35">./main/survey</text:p>
      <text:p text:style-name="P35">./main/template</text:p>
      <text:p text:style-name="P35">./main/timeline</text:p>
      <text:p text:style-name="P35">./main/tracking</text:p>
      <text:p text:style-name="P35">./main/upload</text:p>
      <text:p text:style-name="P31">./main/user</text:p>
      <text:p text:style-name="P35">./main/webservices</text:p>
      <text:p text:style-name="P35">./main/wiki</text:p>
      <text:p text:style-name="P35">./main/work</text:p>
      <text:p text:style-name="P36">./vendor</text:p>
      <text:p text:style-name="Code_20_sample">./plugin</text:p>
      <text:p text:style-name="P36"><text:soft-page-break/>./searchdb</text:p>
      <text:p text:style-name="P36">./temp</text:p>
      <text:p text:style-name="P36">./tests</text:p>
      <text:p text:style-name="P19"/>
      <text:h text:style-name="Heading_20_1" text:outline-level="1"><text:bookmark-start text:name="__RefHeading__1104_1136600989"/>The Chamilo LMS database structure <text:span text:style-name="T64">today</text:span><text:bookmark-end text:name="__RefHeading__1104_1136600989"/></text:h>
      <text:p text:style-name="P63">You can access a full schema of 1.9 here : <text:a xlink:type="simple" xlink:href="https://support.chamilo.org/projects/chamilo-18/wiki/Database_schema"><text:span text:style-name="T66">https://support.chamilo.org/projects/chamilo-18/wiki/Database_schema</text:span></text:a></text:p>
      <text:p text:style-name="P63"/>
      <text:p text:style-name="P19"/>
      <text:h text:style-name="Heading_20_1" text:outline-level="1"><text:bookmark-start text:name="__RefHeading__1106_1136600989"/>Coding conventions<text:bookmark-end text:name="__RefHeading__1106_1136600989"/></text:h>
      <text:p text:style-name="P64">Coding conventions available here :</text:p>
      <text:p text:style-name="P64"><text:a xlink:type="simple" xlink:href="https://support.chamilo.org/projects/chamilo-18/wiki/Coding_conventions">https://support.chamilo.org/projects/chamilo-18/wiki/Coding_conventions</text:a></text:p>
      <text:p text:style-name="P1"/>
      <text:h text:style-name="Heading_20_1" text:outline-level="1"><text:bookmark-start text:name="__RefHeading__1108_1136600989"/>Theming through templates<text:bookmark-end text:name="__RefHeading__1108_1136600989"/></text:h>
      <text:p text:style-name="P1"/>
      <text:p text:style-name="P1">Chamilo 1.9 uses the Twig templating engine for part of its interface.</text:p>
      <text:p text:style-name="P1">As much as we'd like to be able to use it everywhere, this is not the type of things that you would do in a few hours, so right now there's only localized support for templates.</text:p>
      <text:p text:style-name="P1">This being said, we probably cover all the very important part : headers, footers and general layout are covered almost everywhere (to the notable exception of learning paths).</text:p>
      <text:p text:style-name="P1"/>
      <text:p text:style-name="P1">To update the template in 1.9.x, you still have to do that manually on the filesystem, so you'd be better off using the following procedure :</text:p>
      <text:p text:style-name="P1"/>
      <text:p text:style-name="Code_20_sample">cd main/template/</text:p>
      <text:p text:style-name="Code_20_sample">cp -r default default-backup</text:p>
      <text:p text:style-name="Code_20_sample">cd default</text:p>
      <text:p text:style-name="P1"/>
      <text:p text:style-name="P1">This way, you can edit anything in the default template, but you also have the initial template if anything goes wrong.</text:p>
      <text:p text:style-name="P1"/>
      <text:p text:style-name="P1">Inside the <text:span text:style-name="T1">default</text:span><text:span text:style-name="T6"> directory, you'll find the following directories, which we explain when needed (most of them are self-explanatory).</text:span></text:p>
      <text:p text:style-name="P12"/>
      <text:p text:style-name="Code_20_sample"><text:span text:style-name="T7">a</text:span><text:span text:style-name="T6">dmin /</text:span></text:p>
      <text:p text:style-name="P23">agenda /</text:p>
      <text:p text:style-name="P23">auth /</text:p>
      <text:p text:style-name="P23"><text:soft-page-break/>course_description /</text:p>
      <text:p text:style-name="P23">create_course /</text:p>
      <text:p text:style-name="P23">export /</text:p>
      <text:p text:style-name="P23">form /</text:p>
      <text:p text:style-name="P23">glossary/ </text:p>
      <text:p text:style-name="Code_20_sample"><text:span text:style-name="T6">index /<text:tab/><text:tab/><text:tab/>→</text:span><text:span text:style-name="T7"> homepage for anonymous users and announcements</text:span></text:p>
      <text:p text:style-name="Code_20_sample"><text:span text:style-name="T6">layout /<text:tab/><text:tab/><text:tab/>→</text:span><text:span text:style-name="T7"> header, footer, banner and more are stored here</text:span></text:p>
      <text:p text:style-name="P23">learnpath/ </text:p>
      <text:p text:style-name="P23">link /</text:p>
      <text:p text:style-name="P23">mail_editor /</text:p>
      <text:p text:style-name="P23">notebook /</text:p>
      <text:p text:style-name="P23">pages /</text:p>
      <text:p text:style-name="P23">skill /</text:p>
      <text:p text:style-name="Code_20_sample"><text:span text:style-name="T6">userportal / <text:s text:c="10"/>→</text:span><text:span text:style-name="T7"> list of courses each user can see in « My courses »</text:span></text:p>
      <text:p text:style-name="P23">work/</text:p>
      <text:p text:style-name="P12"/>
      <text:h text:style-name="P37" text:outline-level="2"><text:bookmark-start text:name="__RefHeading__1110_1136600989"/>Cleaning the cache<text:bookmark-end text:name="__RefHeading__1110_1136600989"/></text:h>
      <text:p text:style-name="P7"><text:span text:style-name="T6">If you're going to change templates, you need to know one thing and remember it : before you test each change, delete the contents of the </text:span><text:span text:style-name="T3">main/archives/twig/ </text:span><text:span text:style-name="T42">directory. Otherwise, the cache will stick around and you won't see any (or you'll see only some) of your changes, which could make you believe they didn't take effect.</text:span></text:p>
      <text:p text:style-name="P38"/>
      <text:h text:style-name="P37" text:outline-level="2"><text:bookmark-start text:name="__RefHeading__1112_1136600989"/>Structure of a page<text:bookmark-end text:name="__RefHeading__1112_1136600989"/></text:h>
      <text:p text:style-name="P13"/>
      <text:p text:style-name="P1"><text:span text:style-name="T6">The structure of a typical page will thus be </text:span><text:span text:style-name="T8">structured something close to th</text:span><text:span text:style-name="T9">e following. We are using a shortened version of main/template/default/layout/layout_2_col.tpl here, for the sake of documentation. layout_2_col means « layout for 2 colums page », and it is selected when we want to show things like the courses list.</text:span></text:p>
      <text:p text:style-name="P15"/>
      <text:p text:style-name="P16">All text marked as {# ...text here... #} (colored gray in the following example} is a comment that serves only the developers and designers. It will not appear in the final HTML generated. If you want an HTML comment, simply use its normal syntax &lt; !-- HTML comment →.</text:p>
      <text:p text:style-name="P16"/>
      <text:p text:style-name="P2"><text:span text:style-name="T6">All text marked as { % ...text here... %} </text:span><text:span text:style-name="T10">(colored green)</text:span><text:span text:style-name="T6"> is specific Twig statements-language and marks some special action (more on that later). This can include « if » conditions and stuff like that.</text:span></text:p>
      <text:p text:style-name="P16"/>
      <text:p text:style-name="P16"><text:soft-page-break/>All normal HTML tag will appear as is. No need for any trick.</text:p>
      <text:p text:style-name="P16"/>
      <text:p text:style-name="P2"><text:span text:style-name="T6">All text marked {{ ...text here... }}</text:span><text:span text:style-name="T10"> (colored blue)</text:span><text:span text:style-name="T6"> is an insert of a specific template variable prepared by your PHP scripts. This is how you call those variables </text:span><text:span text:style-name="T10">which you have carefully prepared for display</text:span><text:span text:style-name="T6">. </text:span><text:span text:style-name="T10">These are usually strings or arrays (array values are called through the </text:span><text:span text:style-name="T2">array.index</text:span><text:span text:style-name="T10"> syntax).</text:span></text:p>
      <text:p text:style-name="P14"/>
      <text:p text:style-name="P26">{% extends "default/layout/main.tpl" %} </text:p>
      <text:p text:style-name="P23"/>
      <text:p text:style-name="Code_20_sample"><text:span text:style-name="T51">{% block body %}</text:span><text:span text:style-name="T6"> </text:span></text:p>
      <text:p text:style-name="Code_20_sample"><text:span text:style-name="T6"><text:s text:c="4"/></text:span><text:span text:style-name="T49">{# Main content #} </text:span></text:p>
      <text:p text:style-name="Code_20_sample"><text:span text:style-name="T6"><text:s text:c="8"/></text:span><text:span text:style-name="T49">{# <text:s/>Right column <text:s/>#} </text:span></text:p>
      <text:p text:style-name="P23"><text:s text:c="8"/>&lt;div class="span3 menu-column"&gt; </text:p>
      <text:p text:style-name="Code_20_sample"><text:span text:style-name="T6"><text:s text:c="12"/></text:span><text:span text:style-name="T49">{# if user is not login show the login form #} </text:span></text:p>
      <text:p text:style-name="Code_20_sample"><text:span text:style-name="T6"><text:s text:c="16"/></text:span><text:span text:style-name="T51">{% if _u.logged <text:s/>== 0 %} </text:span></text:p>
      <text:p text:style-name="Code_20_sample"><text:span text:style-name="T6"><text:s text:c="24"/></text:span><text:span text:style-name="T52">{% include "default/layout/login_form.tpl" %} </text:span></text:p>
      <text:p text:style-name="Code_20_sample"><text:span text:style-name="T6"><text:s text:c="16"/></text:span><text:span text:style-name="T51">{% endif %} </text:span></text:p>
      <text:p text:style-name="Code_20_sample"><text:span text:style-name="T6"><text:s text:c="16"/></text:span><text:span text:style-name="T49">{# <text:s/>User picture <text:s/>#} </text:span></text:p>
      <text:p text:style-name="Code_20_sample"><text:span text:style-name="T6"><text:s text:c="16"/></text:span><text:span text:style-name="T54">{</text:span><text:span text:style-name="T53">{ user_image_block }} </text:span></text:p>
      <text:p text:style-name="Code_20_sample"><text:span text:style-name="T6"><text:s text:c="15"/></text:span><text:span text:style-name="T49">{</text:span><text:span text:style-name="T50">{</text:span><text:span text:style-name="T49"># <text:s/>User Profile links #} </text:span></text:p>
      <text:p text:style-name="Code_20_sample"><text:span text:style-name="T6"><text:s text:c="16"/></text:span><text:span text:style-name="T53">{{ profile_block }} </text:span></text:p>
      <text:p text:style-name="P23"><text:s text:c="7"/>&lt;/div&gt; </text:p>
      <text:p text:style-name="P23"><text:s text:c="8"/>&lt;div class="span9 content-column"&gt; </text:p>
      <text:p text:style-name="Code_20_sample"><text:span text:style-name="T6"><text:s text:c="7"/></text:span><text:span text:style-name="T49"><text:s/>{# <text:s/>Portal homepage <text:s/>#} </text:span></text:p>
      <text:p text:style-name="Code_20_sample"><text:span text:style-name="T6"><text:s text:c="8"/></text:span><text:span text:style-name="T51">{% if home_page_block %} </text:span></text:p>
      <text:p text:style-name="P23"><text:s text:c="12"/>&lt;section id="homepage"&gt; </text:p>
      <text:p text:style-name="P23"><text:s text:c="16"/>&lt;div class="row"&gt; </text:p>
      <text:p text:style-name="P23"><text:s text:c="20"/>&lt;div class="span9"&gt; </text:p>
      <text:p text:style-name="Code_20_sample"><text:span text:style-name="T6"><text:s text:c="20"/></text:span><text:span text:style-name="T53">{{ home_page_block }} </text:span></text:p>
      <text:p text:style-name="P23"><text:s text:c="20"/>&lt;/div&gt; </text:p>
      <text:p text:style-name="P23"><text:s text:c="16"/>&lt;/div&gt; </text:p>
      <text:p text:style-name="P23"><text:s text:c="12"/>&lt;/section&gt; </text:p>
      <text:p text:style-name="Code_20_sample"><text:span text:style-name="T6"><text:s text:c="7"/></text:span><text:span text:style-name="T51"><text:s/>{% endif %} </text:span></text:p>
      <text:p text:style-name="P23"><text:soft-page-break/></text:p>
      <text:p text:style-name="Code_20_sample"><text:span text:style-name="T6"><text:s text:c="8"/></text:span><text:span text:style-name="T52">{% include "default/layout/page_body.tpl" %} </text:span></text:p>
      <text:p text:style-name="Code_20_sample"/>
      <text:p text:style-name="Code_20_sample"><text:span text:style-name="T6"><text:s text:c="7"/></text:span><text:span text:style-name="T51"><text:s/>{% if content is not null %} </text:span></text:p>
      <text:p text:style-name="P23"><text:s text:c="12"/>&lt;section id="main_content"&gt; </text:p>
      <text:p text:style-name="Code_20_sample"><text:span text:style-name="T6"><text:s text:c="15"/></text:span><text:span text:style-name="T53"><text:s/>{{ content }} </text:span></text:p>
      <text:p text:style-name="P23"><text:s text:c="12"/>&lt;/section&gt; </text:p>
      <text:p text:style-name="Code_20_sample"><text:span text:style-name="T6"><text:s text:c="8"/></text:span><text:span text:style-name="T51">{% endif %} </text:span></text:p>
      <text:p text:style-name="P23"><text:s text:c="8"/>&lt;/div&gt;</text:p>
      <text:p text:style-name="P27">{% endblock %} </text:p>
      <text:p text:style-name="P17"/>
      <text:p text:style-name="P3"><text:span text:style-name="T6">As you can see in the example, some « include » statements can be found. They get the indicated file and put its content right where you placed the call. This is practical to re-use other already-templated blocks.</text:span></text:p>
      <text:p text:style-name="P17"/>
      <text:h text:style-name="P37" text:outline-level="2"><text:bookmark-start text:name="__RefHeading__1114_1136600989"/>Usable variables<text:bookmark-end text:name="__RefHeading__1114_1136600989"/></text:h>
      <text:p text:style-name="P4"><text:span text:style-name="T6">Because we want this templating system to be practical for us, and because we don't want to always be assigning all </text:span><text:span text:style-name="T11">the common </text:span><text:span text:style-name="T6">variables </text:span><text:span text:style-name="T11">we'll need right</text:span><text:span text:style-name="T6"> </text:span><text:span text:style-name="T11">at the end of our scripts, Chamilo comes with a set of pre-defined variables and arrays you can use.</text:span></text:p>
      <text:p text:style-name="P5"><text:span text:style-name="T11">H</text:span><text:span text:style-name="T6">ere is a list of those variables and arrays... Not that it might not be exhaustive and that, at this time, we have no way </text:span><text:span text:style-name="T12">of helping you list these, but you </text:span><text:span text:style-name="T37">could</text:span><text:span text:style-name="T41"> hack into </text:span><text:span text:style-name="T4">main/inc/lib/template.lib.php</text:span><text:span text:style-name="T41"> and search for all </text:span><text:span text:style-name="T5">$this-&gt;assign('literal', $variable) ;</text:span><text:span text:style-name="T41"> calls to find out.</text:span></text:p>
      <text:h text:style-name="P8" text:outline-level="3"><text:bookmark-start text:name="__RefHeading__1116_1136600989"/><text:span text:style-name="T13">The </text:span><text:span text:style-name="T12">_</text:span><text:span text:style-name="T13">u array</text:span><text:bookmark-end text:name="__RefHeading__1116_1136600989"/></text:h>
      <text:p text:style-name="P6"><text:span text:style-name="T11">T</text:span><text:span text:style-name="T6">he </text:span><text:span text:style-name="T36">_u</text:span><text:span text:style-name="T6"> array contains general information about the user. You could get the user's firstname to be printed inside any tpl by using the following syntax :</text:span></text:p>
      <text:p text:style-name="P23">{{ _u.firstname }}</text:p>
      <text:p text:style-name="P39">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P23">[complete_name] =&gt; John Doe </text:p>
      <text:p text:style-name="P23">[complete_name_with_username] =&gt; John Doe (admin) </text:p>
      <text:p text:style-name="P23">[firstname] =&gt; John </text:p>
      <text:p text:style-name="P23">[lastname] =&gt; Doe </text:p>
      <text:p text:style-name="P23">[firstName] =&gt; John </text:p>
      <text:p text:style-name="P23"><text:soft-page-break/>[lastName] =&gt; Doe </text:p>
      <text:p text:style-name="Code_20_sample"><text:span text:style-name="T6">[mail] =&gt; </text:span><text:span text:style-name="T13">john@example.com</text:span></text:p>
      <text:p text:style-name="Code_20_sample"><text:span text:style-name="T6">[email] =&gt; </text:span><text:span text:style-name="T13">john@example.com</text:span></text:p>
      <text:p text:style-name="P23">[picture_uri] =&gt; </text:p>
      <text:p text:style-name="P23">[user_id] =&gt; 1 </text:p>
      <text:p text:style-name="P23">[official_code] =&gt; ADMIN </text:p>
      <text:p text:style-name="P23">[status] =&gt; 1 </text:p>
      <text:p text:style-name="P23">[auth_source] =&gt; platform </text:p>
      <text:p text:style-name="P23">[active] =&gt; 1 </text:p>
      <text:p text:style-name="P23">[username] =&gt; admin </text:p>
      <text:p text:style-name="P23">[theme] =&gt; </text:p>
      <text:p text:style-name="P23">[language] =&gt; english </text:p>
      <text:p text:style-name="P23">[last_login] =&gt; 2014-01-11 15:21:57 </text:p>
      <text:p text:style-name="P23">[lastLogin] =&gt; 2014-01-11 15:21:57 </text:p>
      <text:p text:style-name="Code_20_sample"><text:span text:style-name="T6">[avatar] =&gt; http://</text:span><text:span text:style-name="T13">my.</text:span><text:span text:style-name="T6">chamilo19.net/main/img/unknown.jpg </text:span></text:p>
      <text:p text:style-name="P23">[avatar_sys_path] =&gt; /var/www/chamilo-lms/main/img/unknown.jpg </text:p>
      <text:p text:style-name="Code_20_sample"><text:span text:style-name="T6">[avatar_small] =&gt; http://</text:span><text:span text:style-name="T13">my</text:span><text:span text:style-name="T6">.chamilo19.net/main/img/unknown_22.jpg </text:span></text:p>
      <text:p text:style-name="P23">[logged] =&gt; 1 </text:p>
      <text:p text:style-name="P23">[is_admin] =&gt; 1 </text:p>
      <text:p text:style-name="P23">[messages_count] =&gt; </text:p>
      <text:p text:style-name="P23">[messages_invitations_count] =&gt; </text:p>
      <text:p text:style-name="P39"/>
      <text:h text:style-name="P9" text:outline-level="3"><text:bookmark-start text:name="__RefHeading__1118_1136600989"/>The _p array<text:bookmark-end text:name="__RefHeading__1118_1136600989"/></text:h>
      <text:p text:style-name="P39">This array contains a list of different forms of paths that you might need at the template level, for example to link to other resources</text:p>
      <text:p text:style-name="Code_20_sample">[web] =&gt; http://my.chamilo19.net/ </text:p>
      <text:p text:style-name="Code_20_sample">[web_course] =&gt; http://my.chamilo19.net/courses/ </text:p>
      <text:p text:style-name="Code_20_sample">[web_main] =&gt; http://my.chamilo19.net/main/ </text:p>
      <text:p text:style-name="Code_20_sample">[web_css] =&gt; http://my.chamilo19.net/main/css/ </text:p>
      <text:p text:style-name="Code_20_sample">[web_ajax] =&gt; http://my.chamilo19.net/main/inc/ajax/ </text:p>
      <text:p text:style-name="Code_20_sample"><text:soft-page-break/>[web_img] =&gt; http://my.chamilo19.net/main/img/ </text:p>
      <text:p text:style-name="Code_20_sample">[web_plugin] =&gt; http://my.chamilo19.net/plugin/ </text:p>
      <text:p text:style-name="Code_20_sample">[web_lib] =&gt; http://my.chamilo19.net/main/inc/lib/</text:p>
      <text:p text:style-name="P39"/>
      <text:h text:style-name="P9" text:outline-level="3"><text:bookmark-start text:name="__RefHeading__1120_1136600989"/>The _s array<text:bookmark-end text:name="__RefHeading__1120_1136600989"/></text:h>
      <text:p text:style-name="P39">This array contains some system variables representing general platform information</text:p>
      <text:p text:style-name="P23">[software_name] =&gt; Chamilo </text:p>
      <text:p text:style-name="P23">[system_version] =&gt; 1.9.8 </text:p>
      <text:p text:style-name="P23">[site_name] =&gt; My campus </text:p>
      <text:p text:style-name="P23">[institution] =&gt; My Organisation</text:p>
      <text:h text:style-name="Heading_20_3" text:outline-level="3"><text:bookmark-start text:name="__RefHeading__1122_1136600989"/>The _c array<text:bookmark-end text:name="__RefHeading__1122_1136600989"/></text:h>
      <text:p text:style-name="P44">This array (only present starting from 1.9.8) contains information about the current course.</text:p>
      <text:p text:style-name="P44">You can check if the current course is defined (i.e. if the user is inside a course right now) by using the <text:span text:style-name="T1">course_is_set</text:span><text:span text:style-name="T6"> variable :</text:span></text:p>
      <text:p text:style-name="P44"><text:span text:style-name="T6">{ % if course_is_set %}</text:span></text:p>
      <text:p text:style-name="P44"><text:span text:style-name="T6"><text:s/>… template elements</text:span></text:p>
      <text:p text:style-name="P44"><text:span text:style-name="T6">{ % endif %}</text:span></text:p>
      <text:p text:style-name="P43">The _c array looks like this :</text:p>
      <text:p text:style-name="Code_20_sample">[id] =&gt; MODULE3</text:p>
      <text:p text:style-name="Code_20_sample">[code] =&gt; MODULE3</text:p>
      <text:p text:style-name="Code_20_sample">[title] =&gt; Module 3</text:p>
      <text:p text:style-name="Code_20_sample">[visibility] =&gt; 1</text:p>
      <text:p text:style-name="Code_20_sample">[language] =&gt; spanish</text:p>
      <text:p text:style-name="Code_20_sample">[directory] =&gt; MODULE3</text:p>
      <text:p text:style-name="Code_20_sample">[session_<text:span text:style-name="T60">id</text:span>] =&gt; 0</text:p>
      <text:p text:style-name="P43">As you can see, it also contains the session ID. Session ID is always <text:span text:style-name="T61">0 when we are </text:span><text:span text:style-name="T55">no</text:span><text:span text:style-name="T56">t</text:span><text:span text:style-name="T62"> </text:span><text:span text:style-name="T63">in a </text:span><text:span text:style-name="T62">session at </text:span><text:span text:style-name="T63">all.</text:span></text:p>
      <text:h text:style-name="Heading_20_3" text:outline-level="3"><text:bookmark-start text:name="__RefHeading__1124_1136600989"/><text:span text:style-name="T6">Ind</text:span><text:span text:style-name="T14">ividual</text:span><text:span text:style-name="T6"> variables</text:span><text:bookmark-end text:name="__RefHeading__1124_1136600989"/></text:h>
      <text:p text:style-name="P40">Other variables are defined individually but are always available inside any template.</text:p>
      <text:p text:style-name="P40">As for the previous groups, the list below should be self-explanatory through the example values provided. <text:span text:style-name="T58">In some cases, we add a comment after a « // » sign to give you more info.</text:span></text:p>
      <text:p text:style-name="P23"><text:soft-page-break/>system_charset =&gt; utf-8</text:p>
      <text:p text:style-name="P25">document_language =&gt; en</text:p>
      <text:p text:style-name="P28"><text:span text:style-name="T11">style </text:span><text:span text:style-name="T15">=&gt; </text:span><text:span text:style-name="T21">chamilo_red</text:span></text:p>
      <text:p text:style-name="P28"><text:span text:style-name="T6">favico =&gt; </text:span><text:a xlink:type="simple" xlink:href="http://my.chamilo19.net/favicon.ico"><text:span text:style-name="T6">http://my.chamilo19.net/favicon.ico</text:span></text:a></text:p>
      <text:p text:style-name="P28"><text:span text:style-name="T11">logo </text:span><text:span text:style-name="T15">=&gt; </text:span></text:p>
      <text:p text:style-name="P25">online_button =&gt; … //<text:span text:style-name="T59">an HTML tag to show if another user is online</text:span></text:p>
      <text:p text:style-name="P23">offline_button =&gt; … //<text:span text:style-name="T59">an HTML tag to show if another user is offline</text:span></text:p>
      <text:p text:style-name="P23">title_string =&gt; My portal – My organisation – Portal <text:span text:style-name="T59">name</text:span></text:p>
      <text:p text:style-name="Code_20_sample"><text:span text:style-name="T6">bug_notification_link =&gt; … //</text:span><text:span text:style-name="T17">HTML tag representing the bug reporting icon</text:span></text:p>
      <text:p text:style-name="P23">notification_menu =&gt; …</text:p>
      <text:p text:style-name="P28"><text:span text:style-name="T6">menu </text:span><text:span text:style-name="T15">=&gt; </text:span></text:p>
      <text:p text:style-name="P28"><text:span text:style-name="T6">breadcrumb </text:span><text:span text:style-name="T15">=&gt; </text:span></text:p>
      <text:p text:style-name="P28"><text:span text:style-name="T6">profile_link </text:span><text:span text:style-name="T15">=&gt; </text:span></text:p>
      <text:p text:style-name="Code_20_sample"><text:span text:style-name="T6">message_link </text:span><text:span text:style-name="T15">=&gt; </text:span></text:p>
      <text:p text:style-name="Code_20_sample"><text:span text:style-name="T6">logout_link =&gt; </text:span><text:a xlink:type="simple" xlink:href="http://my.chamilo19.net/index.php?logout=logout&amp;uid=5"><text:span text:style-name="T6">http://my.chamilo19.net/index.php?logout=logout&amp;uid=5</text:span></text:a></text:p>
      <text:p text:style-name="Code_20_sample"><text:span text:style-name="T11">administrator_name </text:span><text:span text:style-name="T15">=&gt; </text:span><text:span text:style-name="T18">John Doe</text:span></text:p>
      <text:p text:style-name="Code_20_sample"><text:span text:style-name="T11">teachers </text:span><text:span text:style-name="T15">=&gt; </text:span><text:span text:style-name="T19">Samuel Lee, Mar</text:span><text:span text:style-name="T20">k</text:span><text:span text:style-name="T19"> </text:span><text:span text:style-name="T20">Hansen</text:span></text:p>
      <text:p text:style-name="P28"><text:span text:style-name="T6">header_extra_content </text:span><text:span text:style-name="T15">=&gt; </text:span></text:p>
      <text:p text:style-name="P28"><text:span text:style-name="T11">footer_extra_content </text:span><text:span text:style-name="T15">=&gt; </text:span></text:p>
      <text:p text:style-name="Code_20_sample"><text:span text:style-name="T11">session_teachers </text:span><text:span text:style-name="T15">=&gt; </text:span></text:p>
      <text:p text:style-name="Code_20_sample"><text:span text:style-name="T11">help_content </text:span><text:span text:style-name="T15">=&gt; </text:span></text:p>
      <text:p text:style-name="Code_20_sample"><text:span text:style-name="T11">actions </text:span><text:span text:style-name="T15">=&gt; </text:span></text:p>
      <text:p text:style-name="Code_20_sample"><text:span text:style-name="T11">show_footer </text:span><text:span text:style-name="T15">=&gt; </text:span></text:p>
      <text:p text:style-name="Code_20_sample"><text:span text:style-name="T11">show_header </text:span><text:span text:style-name="T15">=&gt; </text:span><text:span text:style-name="T16">true <text:s/>//whether the header block should be shown or not</text:span></text:p>
      <text:p text:style-name="Code_20_sample"><text:span text:style-name="T11">show_toolbar </text:span><text:span text:style-name="T15">=&gt; </text:span></text:p>
      <text:p text:style-name="P28"><text:span text:style-name="T11">css_file_to_string </text:span><text:span text:style-name="T15">=&gt; </text:span></text:p>
      <text:p text:style-name="P28"><text:span text:style-name="T11">css_style_print </text:span><text:span text:style-name="T15">=&gt; </text:span></text:p>
      <text:p text:style-name="P28"><text:span text:style-name="T11">js_file_to_string </text:span><text:span text:style-name="T15">=&gt; </text:span></text:p>
      <text:p text:style-name="P28"><text:span text:style-name="T11">extra_headers </text:span><text:span text:style-name="T15">=&gt; </text:span></text:p>
      <text:p text:style-name="P29"><text:span text:style-name="T15">s</text:span><text:span text:style-name="T6">how_course_shortcut =&gt; true or null //icons that appear if enabled</text:span></text:p>
      <text:p text:style-name="P28"><text:soft-page-break/><text:span text:style-name="T16">show_course_navigation_menu =&gt; true or null //icons that appear if enabled</text:span></text:p>
      <text:p text:style-name="P41"/>
      <text:h text:style-name="P37" text:outline-level="2"><text:bookmark-start text:name="__RefHeading__1126_1136600989"/>Modifiers<text:bookmark-end text:name="__RefHeading__1126_1136600989"/></text:h>
      <text:p text:style-name="P38">Finally, there might come oportunities where you'd like the template to do something for you, not very complicated but which relies on some kind of processing. That's what modifiers are for.</text:p>
      <text:p text:style-name="P38">For example, and probably the most common modifier inside existing tpl files : get_lang, will take the given value and use the internal procedure from Chamilo to translate it and show the translation as the result, just where the tag was placed.</text:p>
      <text:p text:style-name="P38">For example, you could have a section like this, representing part of the header :</text:p>
      <text:p text:style-name="P23"><text:s text:c="4"/>&lt;div class="span3"&gt; <text:line-break/> <text:s text:c="6"/>&lt;div class="home-ico"&gt; <text:line-break/> <text:s text:c="10"/>&lt;a href="{{ _p.web }}"&gt;{{"Home"|get_lang}}&lt;/a&gt; <text:line-break/> <text:s text:c="6"/>&lt;/div&gt;<text:line-break/> <text:s text:c="3"/>&lt;/div&gt; </text:p>
      <text:p text:style-name="P42">In this case, the term « Home » will be translated by Chamilo's get_lang() function before it's shown on screen. The resulting code for this tpl block, taking into account previous examples, in French, would look something like this :</text:p>
      <text:p text:style-name="P24"><text:s text:c="4"/>&lt;div class="span3"&gt; <text:line-break/> <text:s text:c="6"/>&lt;div class="home-ico"&gt; <text:line-break/> <text:s text:c="10"/>&lt;a href="http://my.chamilo19.net/"&gt;Accueil&lt;/a&gt; <text:line-break/> <text:s text:c="6"/>&lt;/div&gt;<text:line-break/> <text:s text:c="3"/>&lt;/div&gt; </text:p>
      <text:p text:style-name="P42"/>
      <text:h text:style-name="Heading_20_1" text:outline-level="1"><text:bookmark-start text:name="__RefHeading__1128_1136600989"/>Plugins<text:bookmark-end text:name="__RefHeading__1128_1136600989"/></text:h>
      <text:p text:style-name="P65">Developing plugins... <text:span text:style-name="T67">[to be comple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paragraph-properties fo:margin-top="0.199cm" fo:margin-bottom="0.21cm" style: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4-01-12T18:37:21.247303350</dc:date>
    <dc:creator>Yannick Warnier</dc:creator>
    <meta:editing-duration>PT11H22M4S</meta:editing-duration>
    <meta:editing-cycles>66</meta:editing-cycles>
    <meta:generator>LibreOffice/4.1.3.2$Linux_X86_64 LibreOffice_project/410m0$Build-2</meta:generator>
    <meta:document-statistic meta:table-count="0" meta:image-count="0" meta:object-count="0" meta:page-count="17" meta:paragraph-count="360" meta:word-count="3977" meta:character-count="25635" meta:non-whitespace-character-count="21376"/>
  </office:meta>
</office:document-meta>
</file>